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style="italic" fo:font-weight="bold" officeooo:rsid="00139f87" officeooo:paragraph-rsid="00139f87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normal" officeooo:rsid="00139f87" officeooo:paragraph-rsid="00139f87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0pt" fo:font-style="italic" style:text-underline-style="solid" style:text-underline-width="auto" style:text-underline-color="font-color" fo:font-weight="normal" officeooo:rsid="00139f87" officeooo:paragraph-rsid="00154c71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style="italic" officeooo:paragraph-rsid="0014cba7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0pt" officeooo:paragraph-rsid="0014cba7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39f87" officeooo:paragraph-rsid="0014cba7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4cba7" officeooo:paragraph-rsid="0014cba7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4cba7" officeooo:paragraph-rsid="00154c71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solid" style:text-underline-width="auto" style:text-underline-color="font-color" fo:font-weight="normal" officeooo:rsid="0014cba7" officeooo:paragraph-rsid="00154c71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italic" style:text-underline-style="solid" style:text-underline-width="auto" style:text-underline-color="font-color" fo:font-weight="normal" officeooo:rsid="0014cba7" officeooo:paragraph-rsid="00154c71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P11" style:family="paragraph" style:parent-style-name="Standard">
      <style:paragraph-properties fo:text-align="center" style:justify-single-word="false"/>
      <style:text-properties fo:font-size="12pt" fo:font-style="normal" fo:font-weight="normal" officeooo:rsid="00139f87" officeooo:paragraph-rsid="00139f8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3333" fo:font-size="10pt" fo:font-style="normal" fo:font-weight="bold" officeooo:rsid="00139f87" officeooo:paragraph-rsid="00139f87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3333" fo:font-size="10pt" fo:font-style="normal" fo:font-weight="normal" officeooo:rsid="00139f87" officeooo:paragraph-rsid="00139f87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style="normal" fo:font-weight="normal" officeooo:rsid="00139f87" officeooo:paragraph-rsid="00139f87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cc00" fo:font-size="10pt" fo:font-style="normal" fo:font-weight="bold" officeooo:rsid="00139f87" officeooo:paragraph-rsid="00139f87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cc00" fo:font-size="10pt" fo:font-style="normal" fo:font-weight="normal" officeooo:rsid="00139f87" officeooo:paragraph-rsid="00139f87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ff3333" style:font-name="Montserrat" fo:font-size="10pt" fo:letter-spacing="normal" fo:font-style="normal" style:text-underline-style="solid" style:text-underline-width="auto" style:text-underline-color="font-color" fo:font-weight="normal" officeooo:rsid="00139f87" officeooo:paragraph-rsid="00139f87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ff3333" style:font-name="Liberation Serif" fo:font-size="10pt" fo:letter-spacing="normal" fo:font-style="normal" style:text-underline-style="none" fo:font-weight="bold" officeooo:rsid="00139f87" officeooo:paragraph-rsid="00139f87" fo:background-color="transparent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39f87" officeooo:paragraph-rsid="00139f87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39f87" officeooo:paragraph-rsid="0014cba7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2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style:text-underline-style="none" fo:font-weight="bold" officeooo:rsid="00139f87" officeooo:paragraph-rsid="0014cba7" fo:background-color="transparent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P22" style:family="paragraph" style:parent-style-name="Standard" style:list-style-name="L2">
      <style:paragraph-properties fo:margin-top="0cm" fo:margin-bottom="0cm" loext:contextual-spacing="false" fo:orphans="2" fo:widows="2"/>
      <style:text-properties fo:font-variant="normal" fo:text-transform="none" fo:font-size="10pt" fo:letter-spacing="normal" fo:font-style="normal" fo:font-weight="normal" officeooo:paragraph-rsid="00139f87" style:font-size-asian="10pt" style:font-size-complex="10pt" loext:padding="0cm" loext:border="none"/>
    </style:style>
    <style:style style:name="P23" style:family="paragraph" style:parent-style-name="Standard" style:list-style-name="L3">
      <style:paragraph-properties fo:margin-top="0cm" fo:margin-bottom="0cm" loext:contextual-spacing="false" fo:orphans="2" fo:widows="2"/>
      <style:text-properties fo:font-variant="normal" fo:text-transform="none" fo:font-size="10pt" fo:letter-spacing="normal" fo:font-style="normal" fo:font-weight="normal" officeooo:paragraph-rsid="0014cba7" style:font-size-asian="10pt" style:font-size-complex="10pt" loext:padding="0cm" loext:border="none"/>
    </style:style>
    <style:style style:name="P24" style:family="paragraph" style:parent-style-name="Standard" style:list-style-name="L5">
      <style:paragraph-properties fo:margin-top="0cm" fo:margin-bottom="0cm" loext:contextual-spacing="false" fo:orphans="2" fo:widows="2"/>
      <style:text-properties fo:font-variant="normal" fo:text-transform="none" fo:font-size="10pt" fo:letter-spacing="normal" fo:font-style="normal" fo:font-weight="normal" officeooo:paragraph-rsid="0014cba7" style:font-size-asian="10pt" style:font-size-complex="10pt" loext:padding="0cm" loext:border="none"/>
    </style:style>
    <style:style style:name="P25" style:family="paragraph" style:parent-style-name="Standard" style:list-style-name="L6">
      <style:paragraph-properties fo:margin-top="0cm" fo:margin-bottom="0cm" loext:contextual-spacing="false" fo:orphans="2" fo:widows="2"/>
      <style:text-properties fo:font-variant="normal" fo:text-transform="none" fo:font-size="10pt" fo:letter-spacing="normal" fo:font-style="normal" fo:font-weight="normal" officeooo:paragraph-rsid="0014cba7" style:font-size-asian="10pt" style:font-size-complex="10pt" loext:padding="0cm" loext:border="none"/>
    </style:style>
    <style:style style:name="P26" style:family="paragraph" style:parent-style-name="Standard" style:list-style-name="L8">
      <style:paragraph-properties fo:margin-top="0cm" fo:margin-bottom="0cm" loext:contextual-spacing="false" fo:orphans="2" fo:widows="2"/>
      <style:text-properties fo:font-variant="normal" fo:text-transform="none" fo:font-size="10pt" fo:letter-spacing="normal" fo:font-style="normal" fo:font-weight="normal" officeooo:paragraph-rsid="0014cba7" style:font-size-asian="10pt" style:font-size-complex="10pt" loext:padding="0cm" loext:border="none"/>
    </style:style>
    <style:style style:name="P27" style:family="paragraph" style:parent-style-name="Standard" style:list-style-name="L10">
      <style:paragraph-properties fo:margin-top="0cm" fo:margin-bottom="0cm" loext:contextual-spacing="false" fo:orphans="2" fo:widows="2"/>
      <style:text-properties fo:font-variant="normal" fo:text-transform="none" fo:font-size="10pt" fo:letter-spacing="normal" fo:font-style="normal" fo:font-weight="normal" officeooo:paragraph-rsid="00154c71" style:font-size-asian="10pt" style:font-size-complex="10pt" loext:padding="0cm" loext:border="none"/>
    </style:style>
    <style:style style:name="P28" style:family="paragraph" style:parent-style-name="Standard" style:list-style-name="L12">
      <style:paragraph-properties fo:margin-top="0cm" fo:margin-bottom="0cm" loext:contextual-spacing="false" fo:orphans="2" fo:widows="2"/>
      <style:text-properties fo:font-variant="normal" fo:text-transform="none" fo:font-size="10pt" fo:letter-spacing="normal" fo:font-style="normal" fo:font-weight="normal" officeooo:paragraph-rsid="00154c71" style:font-size-asian="10pt" style:font-size-complex="10pt" loext:padding="0cm" loext:border="none"/>
    </style:style>
    <style:style style:name="P29" style:family="paragraph" style:parent-style-name="Standard" style:list-style-name="L5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4cba7" officeooo:paragraph-rsid="0014cba7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P30" style:family="paragraph" style:parent-style-name="Standard" style:list-style-name="L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39f87" officeooo:paragraph-rsid="00139f87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39f87" officeooo:paragraph-rsid="00139f87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2" style:family="paragraph" style:parent-style-name="Standard" style:list-style-name="L8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39f87" officeooo:paragraph-rsid="0014cba7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39f87" officeooo:paragraph-rsid="0014cba7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4" style:family="paragraph" style:parent-style-name="Standard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4cba7" officeooo:paragraph-rsid="0014cba7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4cba7" officeooo:paragraph-rsid="0014cba7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6" style:family="paragraph" style:parent-style-name="Standard" style:list-style-name="L6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4cba7" officeooo:paragraph-rsid="0014cba7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7" style:family="paragraph" style:parent-style-name="Standard" style:list-style-name="L10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4cba7" officeooo:paragraph-rsid="00154c71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4cba7" officeooo:paragraph-rsid="00154c71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9" style:family="paragraph" style:parent-style-name="Standard" style:list-style-name="L1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54c71" officeooo:paragraph-rsid="00154c71" fo:background-color="transparent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40" style:family="paragraph" style:parent-style-name="Standard" style:list-style-name="L1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54c71" officeooo:paragraph-rsid="00154c71" fo:background-color="transparent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154c71" officeooo:paragraph-rsid="00154c71" fo:background-color="transparent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P42" style:family="paragraph" style:parent-style-name="Standard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bold" officeooo:rsid="0014cba7" officeooo:paragraph-rsid="0014cba7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P43" style:family="paragraph" style:parent-style-name="Standard" style:list-style-name="L7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bold" officeooo:rsid="0014cba7" officeooo:paragraph-rsid="0014cba7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P44" style:family="paragraph" style:parent-style-name="Standard" style:list-style-name="L9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0pt" fo:letter-spacing="normal" fo:font-style="normal" style:text-underline-style="none" fo:font-weight="bold" officeooo:rsid="0014cba7" officeooo:paragraph-rsid="0014cba7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letter-spacing="normal" officeooo:rsid="0014cba7" fo:background-color="transparent" loext:char-shading-value="0" loext:padding="0cm" loext:border="none"/>
    </style:style>
    <style:style style:name="T3" style:family="text">
      <style:text-properties fo:font-variant="normal" fo:text-transform="none" fo:letter-spacing="normal" style:text-underline-style="none" fo:background-color="transparent" loext:char-shading-value="0" loext:padding="0cm" loext:border="none"/>
    </style:style>
    <style:style style:name="T4" style:family="text">
      <style:text-properties fo:font-variant="normal" fo:text-transform="none" fo:color="#032860" style:font-name="Montserrat" fo:font-size="10pt" fo:letter-spacing="normal" fo:font-style="normal" style:text-underline-style="solid" style:text-underline-width="auto" style:text-underline-color="font-color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5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39f87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14cba7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139f87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style:font-name="Liberation Serif" fo:letter-spacing="normal" fo:font-style="italic" style:text-underline-style="solid" style:text-underline-width="auto" style:text-underline-color="font-color" fo:font-weight="normal" officeooo:rsid="00139f87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9" style:family="text">
      <style:text-properties fo:font-variant="normal" fo:text-transform="none" fo:color="#000000" style:font-name="Liberation Serif" fo:letter-spacing="normal" fo:font-style="italic" style:text-underline-style="solid" style:text-underline-width="auto" style:text-underline-color="font-color" fo:font-weight="normal" officeooo:rsid="0014cba7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10" style:family="text">
      <style:text-properties fo:font-variant="normal" fo:text-transform="none" fo:color="#000000" style:font-name="Liberation Serif" fo:letter-spacing="normal" style:text-underline-style="none" fo:font-weight="normal" officeooo:rsid="00139f87" fo:background-color="transparent" loext:char-shading-value="0" style:font-weight-asian="normal" style:font-weight-complex="normal" loext:padding="0cm" loext:border="none"/>
    </style:style>
    <style:style style:name="T11" style:family="text">
      <style:text-properties fo:font-variant="normal" fo:text-transform="none" fo:color="#000000" style:font-name="Liberation Serif" fo:letter-spacing="normal" style:text-underline-style="solid" style:text-underline-width="auto" style:text-underline-color="font-color" fo:font-weight="normal" officeooo:rsid="00139f87" fo:background-color="transparent" loext:char-shading-value="0" style:font-weight-asian="normal" style:font-weight-complex="normal" loext:padding="0cm" loext:border="none"/>
    </style:style>
    <style:style style:name="T12" style:family="text">
      <style:text-properties fo:background-color="transparent" loext:char-shading-value="0" style:font-style-asian="normal" style:font-style-complex="normal"/>
    </style:style>
    <style:style style:name="T13" style:family="text">
      <style:text-properties officeooo:rsid="001da859" fo:background-color="transparent" loext:char-shading-value="0" style:font-style-asian="normal" style:font-style-complex="normal"/>
    </style:style>
    <style:style style:name="T14" style:family="text">
      <style:text-properties officeooo:rsid="00154c71" fo:background-color="transparent" loext:char-shading-value="0"/>
    </style:style>
    <style:style style:name="T15" style:family="text">
      <style:text-properties style:text-position="super 58%" fo:background-color="transparent" loext:char-shading-value="0" style:font-style-asian="normal" style:font-style-complex="normal"/>
    </style:style>
    <style:style style:name="T16" style:family="text">
      <style:text-properties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tyle="italic" fo:background-color="transparent" loext:char-shading-value="0"/>
    </style:style>
    <style:style style:name="T18" style:family="text">
      <style:text-properties fo:font-style="italic" officeooo:rsid="00154c71" fo:background-color="transparent" loext:char-shading-value="0"/>
    </style:style>
    <style:style style:name="T19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20" style:family="text">
      <style:text-properties fo:font-style="italic" style:text-underline-style="solid" style:text-underline-width="auto" style:text-underline-color="font-color" officeooo:rsid="0014cba7" fo:background-color="transparent" loext:char-shading-value="0"/>
    </style:style>
    <style:style style:name="T21" style:family="text">
      <style:text-properties fo:font-style="italic" style:text-underline-style="solid" style:text-underline-width="auto" style:text-underline-color="font-color" officeooo:rsid="00139f87" fo:background-color="transparent" loext:char-shading-value="0"/>
    </style:style>
    <style:style style:name="T22" style:family="text">
      <style:text-properties fo:font-style="italic" style:text-underline-style="solid" style:text-underline-width="auto" style:text-underline-color="font-color" officeooo:rsid="00154c71" fo:background-color="transparent" loext:char-shading-value="0"/>
    </style:style>
    <style:style style:name="T23" style:family="text">
      <style:text-properties fo:color="#00cc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text-underline-style="solid" style:text-underline-width="auto" style:text-underline-color="font-color" fo:background-color="transparent" loext:char-shading-value="0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officeooo:rsid="0014cba7" fo:background-color="transparent" loext:char-shading-value="0" style:font-style-asian="normal" style:font-style-complex="normal"/>
    </style:style>
    <style:style style:name="T26" style:family="text">
      <style:text-properties style:text-underline-style="solid" style:text-underline-width="auto" style:text-underline-color="font-color" officeooo:rsid="00154c71" fo:background-color="transparent" loext:char-shading-value="0" style:font-style-asian="normal" style:font-style-complex="normal"/>
    </style:style>
    <style:style style:name="T27" style:family="text">
      <style:text-properties style:text-underline-style="solid" style:text-underline-width="auto" style:text-underline-color="font-color" officeooo:rsid="00154c71" fo:background-color="transparent" loext:char-shading-value="0"/>
    </style:style>
    <style:style style:name="T28" style:family="text">
      <style:text-properties style:text-underline-style="none" officeooo:rsid="00154c71" fo:background-color="transparent" loext:char-shading-value="0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La Princesse de Clèves, <text:span text:style-name="T1">Mme de La Fayette, 1678</text:span></text:p>
          </table:table-cell>
        </table:table-row>
      </table:table>
      <text:p text:style-name="P11"/>
      <text:p text:style-name="P12">- Présenter Mme de La Fayette avec une carte heuristique</text:p>
      <text:p text:style-name="P13"/>
      <text:p text:style-name="P13">→ sa vie, son œuvre, son époque (contexte historique et courants littéraires)</text:p>
      <text:p text:style-name="P14"/>
      <text:p text:style-name="P15">- Imprimer et coller l'arbre généalogique présentant les personnages historiques et fictifs du roman</text:p>
      <text:p text:style-name="P16"><text:s/>(un exemplaire imprimé sera à disposition en classe)</text:p>
      <text:p text:style-name="P16"/>
      <text:p text:style-name="P2"><text:span text:style-name="T23">- Accompagner sa lecture d'une version audio</text:span><text:span text:style-name="T16"> : </text:span><text:a xlink:type="simple" xlink:href="https://www.youtube.com/watch?v=C6ZQK17pmN8" text:style-name="Internet_20_link" text:visited-style-name="Visited_20_Internet_20_Link"><text:span text:style-name="T4">https://www.youtube.com/watch?v=C6ZQK17pmN8</text:span></text:a></text:p>
      <text:p text:style-name="P17"/>
      <text:p text:style-name="P18">- Répondre aux questions suivantes en citant le texte :</text:p>
      <text:p text:style-name="P19"/>
      <text:list xml:id="list6863337733326713270" text:style-name="L1">
        <text:list-item>
          <text:p text:style-name="P21">1ère partie : </text:p>
        </text:list-item>
      </text:list>
      <text:p text:style-name="P20"/>
      <text:p text:style-name="P5"><text:span text:style-name="T5"><text:s text:c="11"/></text:span><text:span text:style-name="T6">R</text:span><text:span text:style-name="T7">elire de </text:span><text:span text:style-name="T8">«La magnificence et la galanterie » </text:span><text:span text:style-name="T6">à </text:span><text:span text:style-name="T9">«</text:span><text:span text:style-name="T8"> De sorte que se voyant souvent, et se voyant l’un et l’autre ce </text:span></text:p>
      <text:p text:style-name="P4"><text:span text:style-name="T10"><text:s text:c="11"/></text:span><text:span text:style-name="T11">qu’il y avait de plus parfait à la cour, il était difficile qu’ils ne se plussent infiniment.»</text:span><text:span text:style-name="T10"> </text:span></text:p>
      <text:list xml:id="list7667892172200907303" text:style-name="L2">
        <text:list-item>
          <text:p text:style-name="P22">De quelles qualités est doté le duc de Nemours ?</text:p>
        </text:list-item>
        <text:list-item>
          <text:p text:style-name="P22">Quelles qualités sont mises en avant pour présenter la Princesse de Clèves ?</text:p>
        </text:list-item>
        <text:list-item>
          <text:p text:style-name="P30">Quels sentiments naissent chez le Prince de Clèves puis le Duc de Nemours et quels en sont les conséquences sur la narration ?</text:p>
        </text:list-item>
      </text:list>
      <text:p text:style-name="P31"/>
      <text:p text:style-name="P6"><text:span text:style-name="T12"><text:s text:c="12"/></text:span><text:span text:style-name="T25">Relire de </text:span><text:span text:style-name="T20">« Madame de Chartres empira si considérablement »</text:span><text:span text:style-name="T25"> … à la fin de la 1ère partie</text:span></text:p>
      <text:list xml:id="list548658277789345837" text:style-name="L3">
        <text:list-item>
          <text:p text:style-name="P23">De quoi met-elle en garde sa fille et que lui conseille-t-elle ?</text:p>
        </text:list-item>
        <text:list-item>
          <text:p text:style-name="P34">Qu’attend Mme de Clèves de la part de son mari et répond-il à ses attentes ?</text:p>
        </text:list-item>
      </text:list>
      <text:p text:style-name="P35"/>
      <text:list xml:id="list4949596240317515697" text:style-name="L4">
        <text:list-item>
          <text:p text:style-name="P42"><text:span text:style-name="T12">2</text:span><text:span text:style-name="T15">e</text:span><text:span text:style-name="T12"> partie :</text:span></text:p>
        </text:list-item>
      </text:list>
      <text:p text:style-name="P35"/>
      <text:p text:style-name="P7"><text:span text:style-name="T12"><text:s text:c="12"/></text:span><text:span text:style-name="T24">Relire de </text:span><text:span text:style-name="T19">« L’adresse et la dissimulation, reprit Monsieur de Clèves, ne peuvent aller plus loin qu’elle les a</text:span><text:span text:style-name="T17"> <text:s text:c="7"/></text:span><text:span text:style-name="T19"><text:s text:c="3"/></text:span></text:p>
      <text:p text:style-name="P7"><text:span text:style-name="T17"><text:s text:c="12"/></text:span><text:span text:style-name="T19">portés »</text:span><text:span text:style-name="T24"> à </text:span><text:span text:style-name="T19">« si l’arrivée de Monsieur de Clèves n’eût fini la conversation et sa visite » <text:s text:c="3"/></text:span><text:span text:style-name="T17"><text:s text:c="8"/></text:span></text:p>
      <text:list xml:id="list5103837138267675664" text:style-name="L5">
        <text:list-item>
          <text:p text:style-name="P24">A quoi renonce le Duc de Nemours en demandant de revenir en France ?</text:p>
        </text:list-item>
        <text:list-item>
          <text:p text:style-name="P24">Quel discours tient Nemours sur l’amour et les femmes ?</text:p>
        </text:list-item>
        <text:list-item>
          <text:p text:style-name="P29"><text:span text:style-name="T12">Comme</text:span><text:span text:style-name="T13">nt </text:span><text:span text:style-name="T12">réagit la Princesse de Clèves ?</text:span></text:p>
        </text:list-item>
      </text:list>
      <text:p text:style-name="P35"/>
      <text:p text:style-name="P8"><text:span text:style-name="T12"><text:s text:c="12"/></text:span><text:span text:style-name="T24">Relire de </text:span><text:span text:style-name="T19">«la Reine Dauphine faisait faire des portraits » </text:span><text:span text:style-name="T24">à </text:span><text:span text:style-name="T19">« dans l’embarras de ne savoir quel parti prendre»</text:span><text:span text:style-name="T12"> <text:s text:c="11"/></text:span></text:p>
      <text:list xml:id="list2736920948905467597" text:style-name="L6">
        <text:list-item>
          <text:p text:style-name="P25">Quels arguments avance le Duc de Nemours pour justifier sa conduite ?</text:p>
        </text:list-item>
        <text:list-item>
          <text:p text:style-name="P36">Quels conflits internes agitent Mme de Clèves ?</text:p>
        </text:list-item>
      </text:list>
      <text:p text:style-name="P35"/>
      <text:list xml:id="list3010606441428933945" text:style-name="L7">
        <text:list-item>
          <text:p text:style-name="P43"><text:span text:style-name="T12">3</text:span><text:span text:style-name="T15">e</text:span><text:span text:style-name="T12"> partie :</text:span></text:p>
        </text:list-item>
      </text:list>
      <text:p text:style-name="P35"/>
      <text:p text:style-name="P8"><text:span text:style-name="T12"><text:s text:c="12"/></text:span><text:span text:style-name="T24">Relire de </text:span><text:span text:style-name="T19">« après qu’on eut envoyé la lettre à Mme la Dauphine » </text:span><text:span text:style-name="T26">à</text:span><text:span text:style-name="T24"> </text:span><text:span text:style-name="T19">« ce qui était arrivé de </text:span><text:span text:style-name="T21"><text:s/></text:span><text:span text:style-name="T19">la fausse lettre du </text:span></text:p>
      <text:p text:style-name="P3"><text:span text:style-name="T3"><text:s text:c="12"/></text:span><text:span text:style-name="T2">Vidame. »</text:span></text:p>
      <text:list xml:id="list3778222622374921390" text:style-name="L8">
        <text:list-item>
          <text:p text:style-name="P26">Quel regard porte la Princesse sur ses sentiments pour le Duc de Nemours ?</text:p>
        </text:list-item>
        <text:list-item>
          <text:p text:style-name="P32">Quelle décision prend-elle et pour quelle raison ?</text:p>
        </text:list-item>
      </text:list>
      <text:p text:style-name="P33"/>
      <text:list xml:id="list8425504392183368825" text:style-name="L9">
        <text:list-item>
          <text:p text:style-name="P44"><text:span text:style-name="T12">4</text:span><text:span text:style-name="T15">e</text:span><text:span text:style-name="T12"> partie :</text:span></text:p>
        </text:list-item>
      </text:list>
      <text:p text:style-name="P35"/>
      <text:p text:style-name="P7"><text:span text:style-name="T12"><text:s text:c="13"/></text:span><text:span text:style-name="T24">Relire de </text:span><text:span text:style-name="T19">« le sacre avait été fait à Reims »</text:span><text:span text:style-name="T24"> </text:span><text:span text:style-name="T26">à</text:span><text:span text:style-name="T24"> </text:span><text:span text:style-name="T19">« moyen infaillible de parler à Mme de Clèves. »</text:span></text:p>
      <text:list xml:id="list1108795651490650888" text:style-name="L10">
        <text:list-item>
          <text:p text:style-name="P27">Analyser les regards que porte le Duc de Nemours sur la Princesse de Clèves.</text:p>
          <text:p text:style-name="P37">Que ressent-il et comment analyse-t-il ses sentiments ?</text:p>
        </text:list-item>
      </text:list>
      <text:p text:style-name="P38"/>
      <text:p text:style-name="P8"><text:span text:style-name="T12"><text:s text:c="13"/></text:span><text:span text:style-name="T26">Relire de </text:span><text:span text:style-name="T22">« vous versez bien des pleurs, Madame »</text:span><text:span text:style-name="T26"> à </text:span><text:span text:style-name="T22">« de faux serment ou un aveu me feraient peut-être une </text:span></text:p>
      <text:p text:style-name="P10"><text:span text:style-name="T28"><text:s text:c="13"/></text:span><text:span text:style-name="T14">peine égale. »</text:span></text:p>
      <text:list xml:id="list7874989538774707710" text:style-name="L11">
        <text:list-item>
          <text:p text:style-name="P40">Comment Monsieur de Clèves culpabilise-t-il Mme de Clèves ?</text:p>
        </text:list-item>
      </text:list>
      <text:p text:style-name="P41"/>
      <text:p text:style-name="P8"><text:span text:style-name="T14"><text:s text:c="13"/></text:span><text:span text:style-name="T27">Relire de </text:span><text:span text:style-name="T22">« L’on ne peut exprimer ce que sentirent Mme de Clèves et le Duc de Nemours de se trouver seuls »</text:span><text:span text:style-name="T27"> à </text:span></text:p>
      <text:p text:style-name="P9"><text:span text:style-name="T28"><text:s text:c="13"/></text:span><text:span text:style-name="T18">« la seule bienséance interdit tout commerce entre nous. »</text:span></text:p>
      <text:list xml:id="list3426542302504823060" text:style-name="L12">
        <text:list-item>
          <text:p text:style-name="P28">Pour quelles raisons la Princesse ne cède-t-elle pas à son amour pour le Duc de Nemours ?</text:p>
        </text:list-item>
        <text:list-item>
          <text:p text:style-name="P39">Quels liens faites-vous entre la mise en garde de Mme de Chartres à sa fille et la décision qu’elle prend à la fin du roman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3:00:18.974000000</meta:creation-date>
    <dc:date>2021-02-27T13:58:54.032000000</dc:date>
    <meta:editing-duration>PT13M44S</meta:editing-duration>
    <meta:editing-cycles>2</meta:editing-cycles>
    <meta:generator>LibreOffice/5.0.0.5$Windows_x86 LibreOffice_project/1b1a90865e348b492231e1c451437d7a15bb262b</meta:generator>
    <meta:document-statistic meta:table-count="1" meta:image-count="0" meta:object-count="0" meta:page-count="1" meta:paragraph-count="41" meta:word-count="549" meta:character-count="3050" meta:non-whitespace-character-count="2361"/>
  </office:meta>
</office:document-meta>
</file>